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ef2929" loext:opacity="100%" fo:font-weight="bold"/>
    </style:style>
    <style:style style:name="P2" style:family="paragraph" style:parent-style-name="Preformatted_20_Text">
      <style:text-properties fo:color="#8ae234" loext:opacity="100%"/>
    </style:style>
    <style:style style:name="P3" style:family="paragraph" style:parent-style-name="Preformatted_20_Text">
      <style:paragraph-properties fo:margin-top="0in" fo:margin-bottom="0.1965in" style:contextual-spacing="false"/>
    </style:style>
    <style:style style:name="P4" style:family="paragraph" style:parent-style-name="Preformatted_20_Text">
      <style:text-properties officeooo:rsid="00045d3c" officeooo:paragraph-rsid="00045d3c"/>
    </style:style>
    <style:style style:name="P5" style:family="paragraph" style:parent-style-name="Standard">
      <style:text-properties officeooo:rsid="00045d3c" officeooo:paragraph-rsid="00045d3c"/>
    </style:style>
    <style:style style:name="T1" style:family="text">
      <style:text-properties fo:color="#8ae234" loext:opacity="100%"/>
    </style:style>
    <style:style style:name="T2" style:family="text">
      <style:text-properties fo:color="#8ae234" loext:opacity="100%" fo:font-weight="bold"/>
    </style:style>
    <style:style style:name="T3" style:family="text">
      <style:text-properties fo:color="#729fcf" loext:opacity="100%" fo:font-weight="bold"/>
    </style:style>
    <style:style style:name="T4" style:family="text">
      <style:text-properties fo:color="#ad7fa8" loext:opacity="100%"/>
    </style:style>
    <style:style style:name="T5" style:family="text">
      <style:text-properties fo:color="#ad7fa8"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eep Seek</text:p>
      <text:p text:style-name="P5"/>
      <text:p text:style-name="P4">(larc) (larp) <text:span text:style-name="T2">ayman@AMHP840G2B</text:span>:<text:span text:style-name="T3">~/Documents/GitHub/ai_logicalaccess_crew/larc</text:span>$ python src/larc/main.py </text:p>
      <text:p text:style-name="Preformatted_20_Text">https://api.deepseek.com/v1 sk-1d68ea082ad34b45b071b31f333438e7 deepseek-chat</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text:span text:style-name="T5"># Agent:</text:span> <text:span text:style-name="T2">Access Review Specialist</text:span></text:p>
      <text:p text:style-name="Preformatted_20_Text"><text:span text:style-name="T4">## Task:</text:span> <text:span text:style-name="T1">Compare system access levels against authorized access matrix</text:span></text:p>
      <text:p text:style-name="Preformatted_20_Text"/>
      <text:p text:style-name="P1">Provider List: https://docs.litellm.ai/docs/providers</text:p>
      <text:p text:style-name="Preformatted_20_Text"/>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Using tool:</text:span> <text:span text:style-name="T1">access_review_tool</text:span></text:p>
      <text:p text:style-name="Preformatted_20_Text"><text:span text:style-name="T4">## Tool Input:</text:span> </text:p>
      <text:p text:style-name="P2">"{}"</text:p>
      <text:p text:style-name="Preformatted_20_Text"><text:span text:style-name="T4">## Tool Output:</text:span> </text:p>
      <text:p text:style-name="P2">{'USER001': {'review_results': {'system_a_access': 'user has actual access level of maker which is matching his system_a_access level in access matrix.', 'system_b_access': 'user has actual system_b_access access level of maker in AR while he should have system_b_access access level as checker according to the access matrix.', 'system_c_access': 'user has actual access level of read-only which is matching his system_c_access level in access matrix.'}}, 'USER002': {'review_results': {'system_a_access': 'user has actual access level of checker which is matching his system_a_access level in access matrix.', 'system_b_access': 'user has actual system_b_access access level of maker in AR while he should have system_b_access access level as read-only according to the access matrix.', 'system_c_access': 'user has actual access level of maker which <text:soft-page-break/>is matching his system_c_access level in access matrix.'}}, 'USER003': {'review_results': {'system_a_access': 'user has actual system_a_access access level of maker in AR while he should have system_a_access access level as read-only according to the access matrix.', 'system_b_access': 'user has actual access level of maker which is matching his system_b_access level in access matrix.', 'system_c_access': 'user has actual access level of checker which is matching his system_c_access level in access matrix.'}}, 'USER004':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maker which is matching his system_c_access level in access matrix.'}}, 'USER005': {'review_results': {'system_a_access': 'user has actual access level of checker which is matching his system_a_access level in access matrix.', 'system_b_access': 'user has actual system_b_access access level of maker in AR while he should have system_b_access access level as checker according to the access matrix.', 'system_c_access': 'user has actual access level of checker which is matching his system_c_access level in access matrix.'}}, 'USER006':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system_c_access access level of maker in AR while he should have system_c_access access level as read-only according to the access matrix.'}}, 'USER007': {'review_results': {'system_a_access': 'user has actual access level of maker which is matching his system_a_access level in access matrix.', 'system_b_access': 'user has actual access level of checker which is matching his system_b_access level in access matrix.', 'system_c_access': 'user has actual access level of maker which is matching his system_c_access level in access matrix.'}}, 'USER008': {'review_results': {'system_a_access': 'user has actual access level of checker which is matching his system_a_access level in access matrix.', 'system_b_access': 'user has actual access level of maker which is matching his system_b_access level in access matrix.', 'system_c_access': 'user has actual system_c_access access level of read-only in AR while he should have system_c_access access level as checker according to the access matrix.'}}, 'USER009': {'review_results': {'system_a_access': 'user has actual system_a_access access level of checker in AR while he should have system_a_access access level as read-only according to the access matrix.', 'system_b_access': 'user has actual access level of checker which is matching his system_b_access level in access matrix.', 'system_c_access': 'user has actual access level of read-only which is matching his system_c_access level in access matrix.'}}, 'USER010': {'review_results': {'system_a_access': 'user has actual access level of maker which is matching his system_a_access level in access matrix.', 'system_b_access': 'user has actual access level of read-only which is matching his system_b_access level in access matrix.', 'system_c_access': 'user has actual system_c_access access level of maker in AR while he should have system_c_access access level as checker according to the access matrix.'}}, 'USER021': {'review_results': {'system_a_access': 'user has system_a_access access level of maker in AR while he is unauthorized to have access to system_a_access according to access matrix.', 'system_b_access': 'user has system_b_access access level of read-only in AR while he is unauthorized to have access to system_b_access according to access matrix.', 'system_c_access': 'user has system_c_access access level of checker in AR while he is unauthorized to have access to system_c_access according to access matrix.'}}, 'USER012': {'review_results': {'system_a_access': 'user has actual access level of read-only which is matching his system_a_access level in access matrix.', 'system_b_access': 'user has actual system_b_access access level of maker in AR while he should have system_b_access access level as checker according to the access matrix.', 'system_c_access': 'user has actual access level of maker which is matching his system_c_access level in access matrix.'}}, 'USER013': {'review_results': {'system_a_access': 'user has actual access level of maker which is matching his system_a_access level in access matrix.', 'system_b_access': 'user has actual access level of maker which is matching his system_b_access level in access matrix.', 'system_c_access': 'user has actual <text:soft-page-break/>access level of checker which is matching his system_c_access level in access matrix.'}}, 'USER014': {'review_results': {'system_a_access': 'user has actual access level of checker which is matching his system_a_access level in access matrix.', 'system_b_access': 'user has actual system_b_access access level of checker in AR while he should have system_b_access access level as read-only according to the access matrix.', 'system_c_access': 'user has actual access level of read-only which is matching his system_c_access level in access matrix.'}}, 'USER022': {'review_results': {'system_a_access': 'user has system_a_access access level of read-only in AR while he is unauthorized to have access to system_a_access according to access matrix.', 'system_b_access': 'user has system_b_access access level of maker in AR while he is unauthorized to have access to system_b_access according to access matrix.', 'system_c_access': 'user has system_c_access access level of maker in AR while he is unauthorized to have access to system_c_access according to access matrix.'}}, 'USER016': {'review_results': {'system_a_access': 'user has actual access level of maker which is matching his system_a_access level in access matrix.', 'system_b_access': 'user has actual system_b_access access level of maker in AR while he should have system_b_access access level as checker according to the access matrix.', 'system_c_access': 'user has actual access level of checker which is matching his system_c_access level in access matrix.'}}, 'USER017': {'review_results': {'system_a_access': 'user has actual system_a_access access level of maker in AR while he should have system_a_access access level as checker according to the access matrix.', 'system_b_access': 'user has actual access level of maker which is matching his system_b_access level in access matrix.', 'system_c_access': 'user has actual access level of read-only which is matching his system_c_access level in access matrix.'}}, 'USER018':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access level of maker which is matching his system_c_access level in access matrix.'}}, 'USER023': {'review_results': {'system_a_access': 'user has system_a_access access level of maker in AR while he is unauthorized to have access to system_a_access according to access matrix.', 'system_b_access': 'user has system_b_access access level of checker in AR while he is unauthorized to have access to system_b_access according to access matrix.', 'system_c_access': 'user has system_c_access access level of read-only in AR while he is unauthorized to have access to system_c_access according to access matrix.'}}, 'USER024': {'review_results': {'system_a_access': 'user has system_a_access access level of checker in AR while he is unauthorized to have access to system_a_access according to access matrix.', 'system_b_access': 'user has system_b_access access level of maker in AR while he is unauthorized to have access to system_b_access according to access matrix.', 'system_c_access': 'user has system_c_access access level of maker in AR while he is unauthorized to have access to system_c_access according to access matrix.'}}}</text:p>
      <text:p text:style-name="Preformatted_20_Text"/>
      <text:p text:style-name="P1">Provider List: https://docs.litellm.ai/docs/providers</text:p>
      <text:p text:style-name="Preformatted_20_Text"/>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Final Answer:</text:span> </text:p>
      <text:p text:style-name="P2"># Access Review Findings</text:p>
      <text:p text:style-name="Preformatted_20_Text"/>
      <text:p text:style-name="P2">## Background</text:p>
      <text:p text:style-name="P2">An access review was conducted to compare the actual system access levels of users against the authorized access matrix. The goal was to identify any discrepancies or unauthorized access patterns that could pose a security risk or violate compliance requirements.</text:p>
      <text:p text:style-name="Preformatted_20_Text"/>
      <text:p text:style-name="P2">## Discrepancies</text:p>
      <text:p text:style-name="P2">The following discrepancies were identified during the access review:</text:p>
      <text:p text:style-name="Preformatted_20_Text"/>
      <text:p text:style-name="P2">### USER001</text:p>
      <text:p text:style-name="P2"><text:soft-page-break/>- **system_b_access**: User has an actual access level of `maker` but should have `checker` according to the access matrix.</text:p>
      <text:p text:style-name="Preformatted_20_Text"/>
      <text:p text:style-name="P2">### USER002</text:p>
      <text:p text:style-name="P2">- **system_b_access**: User has an actual access level of `maker` but should have `read-only` according to the access matrix.</text:p>
      <text:p text:style-name="Preformatted_20_Text"/>
      <text:p text:style-name="P2">### USER003</text:p>
      <text:p text:style-name="P2">- **system_a_access**: User has an actual access level of `maker` but should have `read-only` according to the access matrix.</text:p>
      <text:p text:style-name="Preformatted_20_Text"/>
      <text:p text:style-name="P2">### USER005</text:p>
      <text:p text:style-name="P2">- **system_b_access**: User has an actual access level of `maker` but should have `checker` according to the access matrix.</text:p>
      <text:p text:style-name="Preformatted_20_Text"/>
      <text:p text:style-name="P2">### USER006</text:p>
      <text:p text:style-name="P2">- **system_c_access**: User has an actual access level of `maker` but should have `read-only` according to the access matrix.</text:p>
      <text:p text:style-name="Preformatted_20_Text"/>
      <text:p text:style-name="P2">### USER008</text:p>
      <text:p text:style-name="P2">- **system_c_access**: User has an actual access level of `read-only` but should have `checker` according to the access matrix.</text:p>
      <text:p text:style-name="Preformatted_20_Text"/>
      <text:p text:style-name="P2">### USER009</text:p>
      <text:p text:style-name="P2">- **system_a_access**: User has an actual access level of `checker` but should have `read-only` according to the access matrix.</text:p>
      <text:p text:style-name="Preformatted_20_Text"/>
      <text:p text:style-name="P2">### USER010</text:p>
      <text:p text:style-name="P2">- **system_c_access**: User has an actual access level of `maker` but should have `checker` according to the access matrix.</text:p>
      <text:p text:style-name="Preformatted_20_Text"/>
      <text:p text:style-name="P2">### USER012</text:p>
      <text:p text:style-name="P2">- **system_b_access**: User has an actual access level of `maker` but should have `checker` according to the access matrix.</text:p>
      <text:p text:style-name="Preformatted_20_Text"/>
      <text:p text:style-name="P2">### USER014</text:p>
      <text:p text:style-name="P2">- **system_b_access**: User has an actual access level of `checker` but should have `read-only` according to the access matrix.</text:p>
      <text:p text:style-name="Preformatted_20_Text"/>
      <text:p text:style-name="P2">### USER016</text:p>
      <text:p text:style-name="P2">- **system_b_access**: User has an actual access level of `maker` but should have `checker` according to the access matrix.</text:p>
      <text:p text:style-name="Preformatted_20_Text"/>
      <text:p text:style-name="P2">### USER017</text:p>
      <text:p text:style-name="P2">- **system_a_access**: User has an actual access level of `maker` but should have `checker` according to the access matrix.</text:p>
      <text:p text:style-name="Preformatted_20_Text"/>
      <text:p text:style-name="P2">### USER021</text:p>
      <text:p text:style-name="P2">- **system_a_access**: User has an actual access level of `maker` but is unauthorized to have access to this system.</text:p>
      <text:p text:style-name="P2">- **system_b_access**: User has an actual access level of `read-only` but is unauthorized to have access to this system.</text:p>
      <text:p text:style-name="P2">- **system_c_access**: User has an actual access level of `checker` but is unauthorized to have access to this system.</text:p>
      <text:p text:style-name="Preformatted_20_Text"/>
      <text:p text:style-name="P2">### USER022</text:p>
      <text:p text:style-name="P2">- **system_a_access**: User has an actual access level of `read-only` but is unauthorized to have access to this system.</text:p>
      <text:p text:style-name="P2">- **system_b_access**: User has an actual access level of `maker` but is unauthorized to have access to this system.</text:p>
      <text:p text:style-name="P2">- **system_c_access**: User has an actual access level of `maker` but is unauthorized to have access to this system.</text:p>
      <text:p text:style-name="Preformatted_20_Text"/>
      <text:p text:style-name="P2">### USER023</text:p>
      <text:p text:style-name="P2"><text:soft-page-break/>- **system_a_access**: User has an actual access level of `maker` but is unauthorized to have access to this system.</text:p>
      <text:p text:style-name="P2">- **system_b_access**: User has an actual access level of `checker` but is unauthorized to have access to this system.</text:p>
      <text:p text:style-name="P2">- **system_c_access**: User has an actual access level of `read-only` but is unauthorized to have access to this system.</text:p>
      <text:p text:style-name="Preformatted_20_Text"/>
      <text:p text:style-name="P2">### USER024</text:p>
      <text:p text:style-name="P2">- **system_a_access**: User has an actual access level of `checker` but is unauthorized to have access to this system.</text:p>
      <text:p text:style-name="P2">- **system_b_access**: User has an actual access level of `maker` but is unauthorized to have access to this system.</text:p>
      <text:p text:style-name="P2">- **system_c_access**: User has an actual access level of `maker` but is unauthorized to have access to this system.</text:p>
      <text:p text:style-name="Preformatted_20_Text"/>
      <text:p text:style-name="P2">## User Feedback</text:p>
      <text:p text:style-name="P2">The discrepancies identified above should be reviewed and corrected to ensure compliance with the authorized access matrix. Users with unauthorized access should have their access revoked immediately, and those with incorrect access levels should have their permissions adjusted to match the authorized matrix. Regular access reviews should be conducted to prevent future discrepancies and ensure ongoing compliance.</text:p>
      <text:p text:style-name="P2">```</text:p>
      <text:p text:style-name="Preformatted_20_Text"/>
      <text:p text:style-name="Preformatted_20_Text"/>
      <text:p text:style-name="Preformatted_20_Text"/>
      <text:p text:style-name="P1">Provider List: https://docs.litellm.ai/docs/providers</text:p>
      <text:p text:style-name="Preformatted_20_Text"/>
      <text:p text:style-name="Preformatted_20_Text">ERROR:root:Failed to get supported params: argument of type 'NoneType' is not iterable</text:p>
      <text:p text:style-name="Preformatted_20_Text"><text:span text:style-name="T5"># Agent:</text:span> <text:span text:style-name="T2">Senior Audit Report Compiler</text:span></text:p>
      <text:p text:style-name="Preformatted_20_Text"><text:span text:style-name="T4">## Task:</text:span> <text:span text:style-name="T1">Compile all findings into comprehensive audit report</text:span></text:p>
      <text:p text:style-name="Preformatted_20_Text"/>
      <text:p text:style-name="P1">Provider List: https://docs.litellm.ai/docs/providers</text:p>
      <text:p text:style-name="Preformatted_20_Text"/>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Final Answer:</text:span> </text:p>
      <text:p text:style-name="P2"># Comprehensive Audit Report <text:s/></text:p>
      <text:p text:style-name="Preformatted_20_Text"/>
      <text:p text:style-name="P2">## Executive Summary <text:s/></text:p>
      <text:p text:style-name="P2">An access review was conducted to evaluate the alignment of user access levels with the authorized access matrix across multiple systems. The review identified several discrepancies, including unauthorized access and incorrect access levels, which pose potential security risks and compliance violations. Immediate corrective actions are required to address these issues and ensure adherence to the authorized access matrix. Regular access reviews are recommended to maintain compliance and mitigate future risks. <text:s/></text:p>
      <text:p text:style-name="Preformatted_20_Text"/>
      <text:p text:style-name="P2">---</text:p>
      <text:p text:style-name="Preformatted_20_Text"/>
      <text:p text:style-name="P2">## Detailed Findings <text:s/></text:p>
      <text:p text:style-name="Preformatted_20_Text"/>
      <text:p text:style-name="P2">### Discrepancies Identified <text:s/></text:p>
      <text:p text:style-name="Preformatted_20_Text"/>
      <text:p text:style-name="P2">#### USER001 <text:s/></text:p>
      <text:p text:style-name="P2">- **System B Access**: <text:s/></text:p>
      <text:p text:style-name="P2"><text:s text:c="2"/>- **Actual Access Level**: `maker` <text:s/></text:p>
      <text:p text:style-name="P2"><text:s text:c="2"/>- **Authorized Access Level**: `checker` <text:s/></text:p>
      <text:p text:style-name="P2"><text:s text:c="2"/>- **Risk Rating**: Medium <text:s/></text:p>
      <text:p text:style-name="P2"><text:s text:c="2"/>- **Management Action**: Adjust access level to `checker`. <text:s/></text:p>
      <text:p text:style-name="Preformatted_20_Text"/>
      <text:p text:style-name="P2">#### USER002 <text:s/></text:p>
      <text:p text:style-name="P2"><text:soft-page-break/>- **System B Access**: <text:s/></text:p>
      <text:p text:style-name="P2"><text:s text:c="2"/>- **Actual Access Level**: `maker` <text:s/></text:p>
      <text:p text:style-name="P2"><text:s text:c="2"/>- **Authorized Access Level**: `read-only` <text:s/></text:p>
      <text:p text:style-name="P2"><text:s text:c="2"/>- **Risk Rating**: Medium <text:s/></text:p>
      <text:p text:style-name="P2"><text:s text:c="2"/>- **Management Action**: Adjust access level to `read-only`. <text:s/></text:p>
      <text:p text:style-name="Preformatted_20_Text"/>
      <text:p text:style-name="P2">#### USER003 <text:s/></text:p>
      <text:p text:style-name="P2">- **System A Access**: <text:s/></text:p>
      <text:p text:style-name="P2"><text:s text:c="2"/>- **Actual Access Level**: `maker` <text:s/></text:p>
      <text:p text:style-name="P2"><text:s text:c="2"/>- **Authorized Access Level**: `read-only` <text:s/></text:p>
      <text:p text:style-name="P2"><text:s text:c="2"/>- **Risk Rating**: Medium <text:s/></text:p>
      <text:p text:style-name="P2"><text:s text:c="2"/>- **Management Action**: Adjust access level to `read-only`. <text:s/></text:p>
      <text:p text:style-name="Preformatted_20_Text"/>
      <text:p text:style-name="P2">#### USER005 <text:s/></text:p>
      <text:p text:style-name="P2">- **System B Access**: <text:s/></text:p>
      <text:p text:style-name="P2"><text:s text:c="2"/>- **Actual Access Level**: `maker` <text:s/></text:p>
      <text:p text:style-name="P2"><text:s text:c="2"/>- **Authorized Access Level**: `checker` <text:s/></text:p>
      <text:p text:style-name="P2"><text:s text:c="2"/>- **Risk Rating**: Medium <text:s/></text:p>
      <text:p text:style-name="P2"><text:s text:c="2"/>- **Management Action**: Adjust access level to `checker`. <text:s/></text:p>
      <text:p text:style-name="Preformatted_20_Text"/>
      <text:p text:style-name="P2">#### USER006 <text:s/></text:p>
      <text:p text:style-name="P2">- **System C Access**: <text:s/></text:p>
      <text:p text:style-name="P2"><text:s text:c="2"/>- **Actual Access Level**: `maker` <text:s/></text:p>
      <text:p text:style-name="P2"><text:s text:c="2"/>- **Authorized Access Level**: `read-only` <text:s/></text:p>
      <text:p text:style-name="P2"><text:s text:c="2"/>- **Risk Rating**: Medium <text:s/></text:p>
      <text:p text:style-name="P2"><text:s text:c="2"/>- **Management Action**: Adjust access level to `read-only`. <text:s/></text:p>
      <text:p text:style-name="Preformatted_20_Text"/>
      <text:p text:style-name="P2">#### USER008 <text:s/></text:p>
      <text:p text:style-name="P2">- **System C Access**: <text:s/></text:p>
      <text:p text:style-name="P2"><text:s text:c="2"/>- **Actual Access Level**: `read-only` <text:s/></text:p>
      <text:p text:style-name="P2"><text:s text:c="2"/>- **Authorized Access Level**: `checker` <text:s/></text:p>
      <text:p text:style-name="P2"><text:s text:c="2"/>- **Risk Rating**: Low <text:s/></text:p>
      <text:p text:style-name="P2"><text:s text:c="2"/>- **Management Action**: Adjust access level to `checker`. <text:s/></text:p>
      <text:p text:style-name="Preformatted_20_Text"/>
      <text:p text:style-name="P2">#### USER009 <text:s/></text:p>
      <text:p text:style-name="P2">- **System A Access**: <text:s/></text:p>
      <text:p text:style-name="P2"><text:s text:c="2"/>- **Actual Access Level**: `checker` <text:s/></text:p>
      <text:p text:style-name="P2"><text:s text:c="2"/>- **Authorized Access Level**: `read-only` <text:s/></text:p>
      <text:p text:style-name="P2"><text:s text:c="2"/>- **Risk Rating**: Medium <text:s/></text:p>
      <text:p text:style-name="P2"><text:s text:c="2"/>- **Management Action**: Adjust access level to `read-only`. <text:s/></text:p>
      <text:p text:style-name="Preformatted_20_Text"/>
      <text:p text:style-name="P2">#### USER010 <text:s/></text:p>
      <text:p text:style-name="P2">- **System C Access**: <text:s/></text:p>
      <text:p text:style-name="P2"><text:s text:c="2"/>- **Actual Access Level**: `maker` <text:s/></text:p>
      <text:p text:style-name="P2"><text:s text:c="2"/>- **Authorized Access Level**: `checker` <text:s/></text:p>
      <text:p text:style-name="P2"><text:s text:c="2"/>- **Risk Rating**: Medium <text:s/></text:p>
      <text:p text:style-name="P2"><text:s text:c="2"/>- **Management Action**: Adjust access level to `checker`. <text:s/></text:p>
      <text:p text:style-name="Preformatted_20_Text"/>
      <text:p text:style-name="P2">#### USER012 <text:s/></text:p>
      <text:p text:style-name="P2">- **System B Access**: <text:s/></text:p>
      <text:p text:style-name="P2"><text:s text:c="2"/>- **Actual Access Level**: `maker` <text:s/></text:p>
      <text:p text:style-name="P2"><text:s text:c="2"/>- **Authorized Access Level**: `checker` <text:s/></text:p>
      <text:p text:style-name="P2"><text:s text:c="2"/>- **Risk Rating**: Medium <text:s/></text:p>
      <text:p text:style-name="P2"><text:s text:c="2"/>- **Management Action**: Adjust access level to `checker`. <text:s/></text:p>
      <text:p text:style-name="Preformatted_20_Text"/>
      <text:p text:style-name="P2">#### USER014 <text:s/></text:p>
      <text:p text:style-name="P2">- **System B Access**: <text:s/></text:p>
      <text:p text:style-name="P2"><text:s text:c="2"/>- **Actual Access Level**: `checker` <text:s/></text:p>
      <text:p text:style-name="P2"><text:s text:c="2"/>- **Authorized Access Level**: `read-only` <text:s/></text:p>
      <text:p text:style-name="P2"><text:s text:c="2"/>- **Risk Rating**: Medium <text:s/></text:p>
      <text:p text:style-name="P2"><text:s text:c="2"/>- **Management Action**: Adjust access level to `read-only`. <text:s/></text:p>
      <text:p text:style-name="Preformatted_20_Text"/>
      <text:p text:style-name="P2">#### USER016 <text:s/></text:p>
      <text:p text:style-name="P2">- **System B Access**: <text:s/></text:p>
      <text:p text:style-name="P2"><text:soft-page-break/><text:s text:c="2"/>- **Actual Access Level**: `maker` <text:s/></text:p>
      <text:p text:style-name="P2"><text:s text:c="2"/>- **Authorized Access Level**: `checker` <text:s/></text:p>
      <text:p text:style-name="P2"><text:s text:c="2"/>- **Risk Rating**: Medium <text:s/></text:p>
      <text:p text:style-name="P2"><text:s text:c="2"/>- **Management Action**: Adjust access level to `checker`. <text:s/></text:p>
      <text:p text:style-name="Preformatted_20_Text"/>
      <text:p text:style-name="P2">#### USER017 <text:s/></text:p>
      <text:p text:style-name="P2">- **System A Access**: <text:s/></text:p>
      <text:p text:style-name="P2"><text:s text:c="2"/>- **Actual Access Level**: `maker` <text:s/></text:p>
      <text:p text:style-name="P2"><text:s text:c="2"/>- **Authorized Access Level**: `checker` <text:s/></text:p>
      <text:p text:style-name="P2"><text:s text:c="2"/>- **Risk Rating**: Medium <text:s/></text:p>
      <text:p text:style-name="P2"><text:s text:c="2"/>- **Management Action**: Adjust access level to `checker`. <text:s/></text:p>
      <text:p text:style-name="Preformatted_20_Text"/>
      <text:p text:style-name="P2">#### USER021 <text:s/></text:p>
      <text:p text:style-name="P2">- **System A Access**: <text:s/></text:p>
      <text:p text:style-name="P2"><text:s text:c="2"/>- **Actual Access Level**: `maker` <text:s/></text:p>
      <text:p text:style-name="P2"><text:s text:c="2"/>- **Authorized Access Level**: Unauthorized <text:s/></text:p>
      <text:p text:style-name="P2"><text:s text:c="2"/>- **Risk Rating**: High <text:s/></text:p>
      <text:p text:style-name="P2"><text:s text:c="2"/>- **Management Action**: Revoke access immediately. <text:s/></text:p>
      <text:p text:style-name="P2">- **System B Access**: <text:s/></text:p>
      <text:p text:style-name="P2"><text:s text:c="2"/>- **Actual Access Level**: `read-only` <text:s/></text:p>
      <text:p text:style-name="P2"><text:s text:c="2"/>- **Authorized Access Level**: Unauthorized <text:s/></text:p>
      <text:p text:style-name="P2"><text:s text:c="2"/>- **Risk Rating**: High <text:s/></text:p>
      <text:p text:style-name="P2"><text:s text:c="2"/>- **Management Action**: Revoke access immediately. <text:s/></text:p>
      <text:p text:style-name="P2">- **System C Access**: <text:s/></text:p>
      <text:p text:style-name="P2"><text:s text:c="2"/>- **Actual Access Level**: `checker` <text:s/></text:p>
      <text:p text:style-name="P2"><text:s text:c="2"/>- **Authorized Access Level**: Unauthorized <text:s/></text:p>
      <text:p text:style-name="P2"><text:s text:c="2"/>- **Risk Rating**: High <text:s/></text:p>
      <text:p text:style-name="P2"><text:s text:c="2"/>- **Management Action**: Revoke access immediately. <text:s/></text:p>
      <text:p text:style-name="Preformatted_20_Text"/>
      <text:p text:style-name="P2">#### USER022 <text:s/></text:p>
      <text:p text:style-name="P2">- **System A Access**: <text:s/></text:p>
      <text:p text:style-name="P2"><text:s text:c="2"/>- **Actual Access Level**: `read-only` <text:s/></text:p>
      <text:p text:style-name="P2"><text:s text:c="2"/>- **Authorized Access Level**: Unauthorized <text:s/></text:p>
      <text:p text:style-name="P2"><text:s text:c="2"/>- **Risk Rating**: High <text:s/></text:p>
      <text:p text:style-name="P2"><text:s text:c="2"/>- **Management Action**: Revoke access immediately. <text:s/></text:p>
      <text:p text:style-name="P2">- **System B Access**: <text:s/></text:p>
      <text:p text:style-name="P2"><text:s text:c="2"/>- **Actual Access Level**: `maker` <text:s/></text:p>
      <text:p text:style-name="P2"><text:s text:c="2"/>- **Authorized Access Level**: Unauthorized <text:s/></text:p>
      <text:p text:style-name="P2"><text:s text:c="2"/>- **Risk Rating**: High <text:s/></text:p>
      <text:p text:style-name="P2"><text:s text:c="2"/>- **Management Action**: Revoke access immediately. <text:s/></text:p>
      <text:p text:style-name="P2">- **System C Access**: <text:s/></text:p>
      <text:p text:style-name="P2"><text:s text:c="2"/>- **Actual Access Level**: `maker` <text:s/></text:p>
      <text:p text:style-name="P2"><text:s text:c="2"/>- **Authorized Access Level**: Unauthorized <text:s/></text:p>
      <text:p text:style-name="P2"><text:s text:c="2"/>- **Risk Rating**: High <text:s/></text:p>
      <text:p text:style-name="P2"><text:s text:c="2"/>- **Management Action**: Revoke access immediately. <text:s/></text:p>
      <text:p text:style-name="Preformatted_20_Text"/>
      <text:p text:style-name="P2">#### USER023 <text:s/></text:p>
      <text:p text:style-name="P2">- **System A Access**: <text:s/></text:p>
      <text:p text:style-name="P2"><text:s text:c="2"/>- **Actual Access Level**: `maker` <text:s/></text:p>
      <text:p text:style-name="P2"><text:s text:c="2"/>- **Authorized Access Level**: Unauthorized <text:s/></text:p>
      <text:p text:style-name="P2"><text:s text:c="2"/>- **Risk Rating**: High <text:s/></text:p>
      <text:p text:style-name="P2"><text:s text:c="2"/>- **Management Action**: Revoke access immediately. <text:s/></text:p>
      <text:p text:style-name="P2">- **System B Access**: <text:s/></text:p>
      <text:p text:style-name="P2"><text:s text:c="2"/>- **Actual Access Level**: `checker` <text:s/></text:p>
      <text:p text:style-name="P2"><text:s text:c="2"/>- **Authorized Access Level**: Unauthorized <text:s/></text:p>
      <text:p text:style-name="P2"><text:s text:c="2"/>- **Risk Rating**: High <text:s/></text:p>
      <text:p text:style-name="P2"><text:s text:c="2"/>- **Management Action**: Revoke access immediately. <text:s/></text:p>
      <text:p text:style-name="P2">- **System C Access**: <text:s/></text:p>
      <text:p text:style-name="P2"><text:s text:c="2"/>- **Actual Access Level**: `read-only` <text:s/></text:p>
      <text:p text:style-name="P2"><text:s text:c="2"/>- **Authorized Access Level**: Unauthorized <text:s/></text:p>
      <text:p text:style-name="P2"><text:s text:c="2"/>- **Risk Rating**: High <text:s/></text:p>
      <text:p text:style-name="P2"><text:s text:c="2"/>- **Management Action**: Revoke access immediately. <text:s/></text:p>
      <text:p text:style-name="Preformatted_20_Text"/>
      <text:p text:style-name="P2">#### USER024 <text:s/></text:p>
      <text:p text:style-name="P2"><text:soft-page-break/>- **System A Access**: <text:s/></text:p>
      <text:p text:style-name="P2"><text:s text:c="2"/>- **Actual Access Level**: `checker` <text:s/></text:p>
      <text:p text:style-name="P2"><text:s text:c="2"/>- **Authorized Access Level**: Unauthorized <text:s/></text:p>
      <text:p text:style-name="P2"><text:s text:c="2"/>- **Risk Rating**: High <text:s/></text:p>
      <text:p text:style-name="P2"><text:s text:c="2"/>- **Management Action**: Revoke access immediately. <text:s/></text:p>
      <text:p text:style-name="P2">- **System B Access**: <text:s/></text:p>
      <text:p text:style-name="P2"><text:s text:c="2"/>- **Actual Access Level**: `maker` <text:s/></text:p>
      <text:p text:style-name="P2"><text:s text:c="2"/>- **Authorized Access Level**: Unauthorized <text:s/></text:p>
      <text:p text:style-name="P2"><text:s text:c="2"/>- **Risk Rating**: High <text:s/></text:p>
      <text:p text:style-name="P2"><text:s text:c="2"/>- **Management Action**: Revoke access immediately. <text:s/></text:p>
      <text:p text:style-name="P2">- **System C Access**: <text:s/></text:p>
      <text:p text:style-name="P2"><text:s text:c="2"/>- **Actual Access Level**: `maker` <text:s/></text:p>
      <text:p text:style-name="P2"><text:s text:c="2"/>- **Authorized Access Level**: Unauthorized <text:s/></text:p>
      <text:p text:style-name="P2"><text:s text:c="2"/>- **Risk Rating**: High <text:s/></text:p>
      <text:p text:style-name="P2"><text:s text:c="2"/>- **Management Action**: Revoke access immediately. <text:s/></text:p>
      <text:p text:style-name="Preformatted_20_Text"/>
      <text:p text:style-name="P2">---</text:p>
      <text:p text:style-name="Preformatted_20_Text"/>
      <text:p text:style-name="P2">## Risk Ratings <text:s/></text:p>
      <text:p text:style-name="P2">- **High**: Unauthorized access to systems. Immediate action required to revoke access. <text:s/></text:p>
      <text:p text:style-name="P2">- **Medium**: Incorrect access levels. Adjust access to align with the authorized matrix. <text:s/></text:p>
      <text:p text:style-name="P2">- **Low**: Minor discrepancies with limited risk impact. <text:s/></text:p>
      <text:p text:style-name="Preformatted_20_Text"/>
      <text:p text:style-name="P2">---</text:p>
      <text:p text:style-name="Preformatted_20_Text"/>
      <text:p text:style-name="P2">## Management Actions <text:s/></text:p>
      <text:p text:style-name="P2">1. **Immediate Actions**: <text:s/></text:p>
      <text:p text:style-name="P2"><text:s text:c="3"/>- Revoke access for users with unauthorized access (USER021, USER022, USER023, USER024). <text:s/></text:p>
      <text:p text:style-name="P2"><text:s text:c="3"/>- Adjust access levels for users with incorrect permissions (USER001, USER002, USER003, USER005, USER006, USER008, USER009, USER010, USER012, USER014, USER016, USER017). <text:s/></text:p>
      <text:p text:style-name="Preformatted_20_Text"/>
      <text:p text:style-name="P2">2. **Preventive Measures**: <text:s/></text:p>
      <text:p text:style-name="P2"><text:s text:c="3"/>- Conduct regular access reviews to ensure ongoing compliance. <text:s/></text:p>
      <text:p text:style-name="P2"><text:s text:c="3"/>- Implement automated access control mechanisms to reduce manual errors. <text:s/></text:p>
      <text:p text:style-name="P2"><text:s text:c="3"/>- Provide training to users and administrators on access management policies. <text:s/></text:p>
      <text:p text:style-name="Preformatted_20_Text"/>
      <text:p text:style-name="P2">---</text:p>
      <text:p text:style-name="Preformatted_20_Text"/>
      <text:p text:style-name="P2">## Conclusion <text:s/></text:p>
      <text:p text:style-name="P2">The access review highlights significant discrepancies that require immediate attention to mitigate risks and ensure compliance. By implementing the recommended actions and preventive measures, the organization can strengthen its access control framework and reduce the likelihood of future discrepancies. <text:s/></text:p>
      <text:p text:style-name="Preformatted_20_Text"/>
      <text:p text:style-name="P2">--- <text:s/></text:p>
      <text:p text:style-name="P2">This concludes the comprehensive audit report.</text:p>
      <text:p text:style-name="Preformatted_20_Text"/>
      <text:p text:style-name="Preformatted_20_Text"/>
      <text:p text:style-name="Preformatted_20_Text">(larc) (larp) <text:span text:style-name="T2">ayman@AMHP840G2B</text:span>:<text:span text:style-name="T3">~/Documents/GitHub/ai_logicalaccess_crew/larc</text:span>$ </text:p>
      <text:p text:style-name="P3"/>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22:02:56.486814460</meta:creation-date>
    <dc:date>2025-02-05T22:04:42.092289006</dc:date>
    <meta:editing-duration>PT1M46S</meta:editing-duration>
    <meta:editing-cycles>1</meta:editing-cycles>
    <meta:document-statistic meta:table-count="0" meta:image-count="0" meta:object-count="0" meta:page-count="8" meta:paragraph-count="246" meta:word-count="2914" meta:character-count="21789" meta:non-whitespace-character-count="18596"/>
    <meta:generator>LibreOffice/24.2.7.2$Linux_X86_64 LibreOffice_project/420$Build-2</meta:generator>
  </office:meta>
</office:document-meta>
</file>